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fo:font-weight="bold" style:font-weight-asian="bold" style:font-weight-complex="bold"/>
    </style:style>
    <style:style style:name="P2" style:family="paragraph" style:parent-style-name="Standard">
      <style:text-properties fo:color="#006633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color="#990099" style:text-underline-style="none" fo:font-weight="bold" style:font-weight-asian="bold" style:font-weight-complex="bold"/>
    </style:style>
    <style:style style:name="P5" style:family="paragraph" style:parent-style-name="Standard">
      <style:text-properties fo:color="#990099" fo:font-weight="bold" style:font-weight-asian="bold" style:font-weight-complex="bold"/>
    </style:style>
    <style:style style:name="P6" style:family="paragraph" style:parent-style-name="Standard">
      <style:text-properties fo:color="#00000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ictionnaire des données exercice</text:p>
      <text:p text:style-name="Standard"/>
      <text:p text:style-name="Standard">site e-commerce</text:p>
      <text:p text:style-name="Standard"/>
      <text:p text:style-name="P4">fournisseurs</text:p>
      <text:p text:style-name="P3"/>
      <text:p text:style-name="Standard">prix d'achat</text:p>
      <text:p text:style-name="Standard"/>
      <text:p text:style-name="Standard"/>
      <text:p text:style-name="P5">commande en ligne </text:p>
      <text:p text:style-name="Standard">adresse de facturation</text:p>
      <text:p text:style-name="Standard">adresse de livraison</text:p>
      <text:p text:style-name="Standard">paiement à la commande</text:p>
      <text:p text:style-name="Standard"/>
      <text:p text:style-name="Standard"/>
      <text:p text:style-name="P5">Équipe relation clients</text:p>
      <text:p text:style-name="P5"/>
      <text:p text:style-name="P5">catalogue </text:p>
      <text:p text:style-name="Standard">mise à jour des catalogues </text:p>
      <text:p text:style-name="Standard">publication de nouveaux produits</text:p>
      <text:p text:style-name="Standard">désactivation </text:p>
      <text:p text:style-name="Standard">gestion du stock</text:p>
      <text:p text:style-name="Standard"/>
      <text:p text:style-name="P5">produits référencés</text:p>
      <text:p text:style-name="Standard">catégories de produits</text:p>
      <text:p text:style-name="Standard">sous-catégories de produits</text:p>
      <text:p text:style-name="Standard">description courte</text:p>
      <text:p text:style-name="Standard">description longue </text:p>
      <text:p text:style-name="Standard"/>
      <text:p text:style-name="Standard">prix ht</text:p>
      <text:p text:style-name="Standard">prix de vente</text:p>
      <text:p text:style-name="Standard">coefficient à appliquer</text:p>
      <text:p text:style-name="P2"/>
      <text:p text:style-name="P5">clients</text:p>
      <text:p text:style-name="Standard">particulier</text:p>
      <text:p text:style-name="Standard">professionnels</text:p>
      <text:p text:style-name="Standard">numéro de client</text:p>
      <text:p text:style-name="Standard"/>
      <text:p text:style-name="Standard"/>
      <text:p text:style-name="P5">service commercial</text:p>
      <text:p text:style-name="Standard">application réduction</text:p>
      <text:p text:style-name="Standard"/>
      <text:p text:style-name="P5">service comptabilité</text:p>
      <text:p text:style-name="P6">fa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érie Belarbia</meta:initial-creator>
    <meta:creation-date>2021-12-01T10:18:13.20</meta:creation-date>
    <dc:date>2021-12-01T10:56:10.52</dc:date>
    <dc:creator>Valérie Belarbia</dc:creator>
    <meta:editing-duration>PT6M53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30" meta:word-count="73" meta:character-count="544"/>
  </office:meta>
</office:document-meta>
</file>